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2.564cm" fo:min-width="10.462cm"/>
    </style:style>
    <style:style style:name="gr2" style:family="graphic" style:parent-style-name="standard">
      <style:graphic-properties svg:stroke-width="0.106cm" svg:stroke-color="#000000" draw:marker-start-width="0.518cm" draw:marker-end-width="0.518cm" draw:fill-color="#ffffff" draw:textarea-horizontal-align="justify" draw:textarea-vertical-align="middle" draw:auto-grow-height="false" fo:min-height="0.918cm" fo:min-width="2.17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8cm" fo:min-width="2.174cm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svg:stroke-width="0.159cm" draw:marker-start-width="0.438cm" draw:marker-end="Symmetric_20_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 fo:min-height="2.855cm" fo:min-width="16.991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12cm" fo:min-width="2.068cm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639cm" fo:min-width="4.13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442cm" draw:marker-end-width="0.442cm" draw:fill-color="#00ffff" draw:textarea-horizontal-align="justify" draw:textarea-vertical-align="middle" draw:auto-grow-height="false" fo:min-height="0cm" fo:min-width="4.135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483cm" fo:min-width="0.067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675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71cm" fo:min-width="0.477cm" fo:padding-top="0.178cm" fo:padding-bottom="0.178cm" fo:padding-left="0.303cm" fo:padding-right="0.303cm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144cm" fo:min-width="1.72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442cm" draw:marker-end-width="0.442cm" draw:fill-color="#00ffff" draw:textarea-horizontal-align="justify" draw:textarea-vertical-align="middle" draw:auto-grow-height="false" fo:min-height="0cm" fo:min-width="1.723cm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-color="#00ffff" draw:textarea-horizontal-align="justify" draw:textarea-vertical-align="middle" draw:auto-grow-height="false" fo:min-height="0.067cm" fo:min-width="0cm" fo:padding-top="0.165cm" fo:padding-bottom="0.165cm" fo:padding-left="0.29cm" fo:padding-right="0.2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-color="#00ffff"/>
      <style:paragraph-properties fo:text-align="center"/>
    </style:style>
    <style:style style:name="P11" style:family="paragraph">
      <style:text-properties fo:color="#0000ff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66cm" svg:height="3.118cm" svg:x="1.626cm" svg:y="4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78cm" svg:height="1.65cm" svg:x="2.002cm" svg:y="5.876cm">
          <text:p text:style-name="P2">Task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78cm" svg:height="1.65cm" svg:x="8.494cm" svg:y="5.896cm">
          <text:p text:style-name="P4">Task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817cm" svg:y1="6.701cm" svg:x2="8.497cm" svg:y2="6.701cm">
          <text:p/>
        </draw:line>
        <draw:frame draw:style-name="gr5" draw:text-style-name="P7" draw:layer="layout" svg:width="4.611cm" svg:height="0.962cm" svg:x="5.386cm" svg:y="4.851cm">
          <draw:text-box>
            <text:p text:style-name="P6"><text:span text:style-name="T1">Framework A</text:span></text:p>
          </draw:text-box>
        </draw:frame>
        <draw:custom-shape draw:style-name="gr6" draw:text-style-name="P1" draw:layer="layout" svg:width="17.825cm" svg:height="3.439cm" svg:x="1.666cm" svg:y="8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78cm" svg:height="1.65cm" svg:x="15.423cm" svg:y="9.122cm">
          <text:p text:style-name="P4">TaskB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4.611cm" svg:height="0.962cm" svg:x="8.626cm" svg:y="8.077cm">
          <draw:text-box>
            <text:p text:style-name="P8">Framework B</text:p>
          </draw:text-box>
        </draw:frame>
        <draw:custom-shape draw:style-name="gr8" draw:text-style-name="P10" draw:layer="layout" svg:width="4.715cm" svg:height="0.969cm" svg:x="7.899cm" svg:y="9.613cm">
          <text:p text:style-name="P4">TaskB2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715cm" svg:height="0.329cm" draw:transform="skewX (1.0473720841218) translate (8.462cm 9.26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647cm" svg:height="0.813cm" draw:transform="skewX (0.56635934227216) rotate (0.565486677646163) translate (12.629cm 9.612cm)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16cm" svg:height="0.962cm" svg:x="7.99cm" svg:y="10.551cm">
          <draw:text-box>
            <text:p text:style-name="P11"><text:span text:style-name="T2">(Framework A)</text:span></text:p>
          </draw:text-box>
        </draw:frame>
        <draw:custom-shape draw:style-name="gr12" draw:text-style-name="P3" draw:layer="layout" svg:width="1.531cm" svg:height="0.743cm" svg:x="13.537cm" svg:y="5.701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3.825cm" svg:height="0.962cm" svg:x="15.606cm" svg:y="5.676cm">
          <draw:text-box>
            <text:p><text:span text:style-name="T3">Regular task</text:span></text:p>
          </draw:text-box>
        </draw:frame>
        <draw:g>
          <draw:rect draw:style-name="gr13" draw:text-style-name="P10" draw:layer="layout" svg:width="1.878cm" svg:height="0.474cm" svg:x="13.347cm" svg:y="7.164cm">
            <text:p/>
          </draw:rect>
          <draw:rect draw:style-name="gr14" draw:text-style-name="P10" draw:layer="layout" svg:width="1.879cm" svg:height="0.253cm" draw:transform="skewX (0.731292956585624) translate (13.57cm 6.902cm)">
            <text:p/>
          </draw:rect>
          <draw:rect draw:style-name="gr15" draw:text-style-name="P10" draw:layer="layout" svg:width="0.333cm" svg:height="0.303cm" draw:transform="skewX (0.869872099193974) rotate (0.872664625997165) translate (15.23cm 7.163cm)">
            <text:p/>
          </draw:rect>
        </draw:g>
        <draw:frame draw:style-name="gr5" draw:text-style-name="P13" draw:layer="layout" svg:width="3.825cm" svg:height="0.962cm" svg:x="15.721cm" svg:y="6.824cm">
          <draw:text-box>
            <text:p><text:span text:style-name="T3">Module task</text:span></text:p>
          </draw:text-box>
        </draw:frame>
        <draw:line draw:style-name="gr4" draw:text-style-name="P5" draw:layer="layout" svg:x1="12.926cm" svg:y1="9.914cm" svg:x2="15.369cm" svg:y2="9.914cm">
          <text:p/>
        </draw:line>
        <draw:line draw:style-name="gr4" draw:text-style-name="P5" draw:layer="layout" svg:x1="5.5cm" svg:y1="9.989cm" svg:x2="7.943cm" svg:y2="9.989cm">
          <text:p/>
        </draw:line>
        <draw:custom-shape draw:style-name="gr7" draw:text-style-name="P3" draw:layer="layout" svg:width="3.78cm" svg:height="1.65cm" svg:x="1.932cm" svg:y="9.166cm">
          <text:p text:style-name="P4">Task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3.426cm" svg:y1="5.042cm" svg:x2="15.25cm" svg:y2="5.042cm">
          <text:p/>
        </draw:line>
        <draw:frame draw:style-name="gr5" draw:text-style-name="P13" draw:layer="layout" svg:width="3.825cm" svg:height="0.962cm" svg:x="15.592cm" svg:y="4.618cm">
          <draw:text-box>
            <text:p><text:span text:style-name="T3">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20:31:54.108028780</meta:creation-date>
    <dc:date>2019-04-01T21:44:31.479088305</dc:date>
    <meta:editing-duration>PT1H12M29S</meta:editing-duration>
    <meta:editing-cycles>16</meta:editing-cycles>
    <meta:generator>LibreOffice/5.1.6.2$Linux_X86_64 LibreOffice_project/10m0$Build-2</meta:generator>
    <meta:document-statistic meta:object-count="24"/>
  </office:meta>
</office:document-meta>
</file>